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text-properties officeooo:rsid="001b75ad" officeooo:paragraph-rsid="001b75a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first</text:p>
        </text:list-item>
        <text:list-item>
          <text:p text:style-name="P1">second</text:p>
        </text:list-item>
        <text:list-item>
          <text:p text:style-name="P1">thir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hu" fo:country="HU" style:letter-kerning="true" style:font-name-asian="Andale Sans UI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M2S</meta:editing-duration>
    <meta:editing-cycles>3</meta:editing-cycles>
    <meta:generator>Collabora_Office/24.04.0.20240310$Linux_X86_64 LibreOffice_project/b44a1fdd7e0f5f7be02665407ebbc15b977d2f7b</meta:generator>
    <dc:date>2024-03-19T10:25:30.444108499</dc:date>
    <dc:creator>Miklos Vajna</dc:creator>
    <meta:document-statistic meta:table-count="0" meta:image-count="0" meta:object-count="0" meta:page-count="1" meta:paragraph-count="3" meta:word-count="6" meta:character-count="19" meta:non-whitespace-character-count="19"/>
    <meta:user-defined meta:name="Info 1"/>
    <meta:user-defined meta:name="Info 2"/>
    <meta:user-defined meta:name="Info 3"/>
    <meta:user-defined meta:name="Info 4"/>
  </office:meta>
</office:document-meta>
</file>